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45in"/>
    </style:style>
    <style:style style:name="co3" style:family="table-column">
      <style:table-column-properties fo:break-before="auto" style:column-width="2.9807in"/>
    </style:style>
    <style:style style:name="co4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CV31012</text:p>
          </table:table-cell>
          <table:table-cell office:value-type="string" calcext:value-type="string">
            <text:p><text:s/>RELAY AUTOMOTIVE SPST 20A 12V</text:p>
          </table:table-cell>
          <table:table-cell office:value-type="string" calcext:value-type="string">
            <text:p>255-5270-ND</text:p>
            <text:p/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5V-1-2 DC12</text:p>
          </table:table-cell>
          <table:table-cell office:value-type="string" calcext:value-type="string">
            <text:p>Z3823-ND</text:p>
            <text:p/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N4678</text:p>
          </table:table-cell>
          <table:table-cell office:value-type="string" calcext:value-type="string">
            <text:p>Zener 1.8V</text:p>
          </table:table-cell>
          <table:table-cell office:value-type="string" calcext:value-type="string">
            <text:p/>
            <text:p>‎641-MMSZ4678-HFCT-ND‎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40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W</text:p>
          </table:table-cell>
          <table:table-cell office:value-type="string" calcext:value-type="string">
            <text:p><text:line-break/>BC4534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/4W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BW1E101MPD1TD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493-13149-1-ND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26X8R1E105KNU06</text:p>
          </table:table-cell>
          <table:table-cell office:value-type="string" calcext:value-type="string">
            <text:p>1uF/25v Ceramic</text:p>
          </table:table-cell>
          <table:table-cell office:value-type="string" calcext:value-type="string">
            <text:p>445-175056-1-ND</text:p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414C1100</text:p>
          </table:table-cell>
          <table:table-cell office:value-type="string" calcext:value-type="string">
            <text:p>SWITCH PUSH SPST-NO 16A 125V</text:p>
          </table:table-cell>
          <table:table-cell office:value-type="string" calcext:value-type="string">
            <text:p>PA414C1100-ND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412C1100</text:p>
          </table:table-cell>
          <table:table-cell office:value-type="string" calcext:value-type="string">
            <text:p>SWITCH PUSH DPST 16A 125V</text:p>
          </table:table-cell>
          <table:table-cell office:value-type="string" calcext:value-type="string">
            <text:p>EG4688-ND</text:p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LMDKCBD59M</text:p>
          </table:table-cell>
          <table:table-cell office:value-type="string" calcext:value-type="string">
            <text:p>LED BLUE/RED DIFF T-1 3/4 T/H</text:p>
          </table:table-cell>
          <table:table-cell office:value-type="string" calcext:value-type="string">
            <text:p>1497-1018-ND</text:p>
            <text:p/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70 OHM / 1W</text:p>
          </table:table-cell>
          <table:table-cell office:value-type="string" calcext:value-type="string">
            <text:p>FMP200JR-52-470R<text:line-break/></text:p>
          </table:table-cell>
          <table:table-cell office:value-type="string" calcext:value-type="string">
            <text:p>470ZTR-ND</text:p>
            <text:p/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1723161114" calcext:value-type="float">
            <text:p>1723161114</text:p>
          </table:table-cell>
          <table:table-cell office:value-type="string" calcext:value-type="string">
            <text:p>CONN HEADER R/A 14POS 3.5MM</text:p>
          </table:table-cell>
          <table:table-cell office:value-type="string" calcext:value-type="string">
            <text:p>WM11854-ND</text:p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1722583114" calcext:value-type="float">
            <text:p>1722583114</text:p>
          </table:table-cell>
          <table:table-cell office:value-type="string" calcext:value-type="string">
            <text:p>CONN RCPT HSG 14POS 3.50MM</text:p>
          </table:table-cell>
          <table:table-cell office:value-type="string" calcext:value-type="string">
            <text:p>WM26323-ND</text:p>
            <text:p/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1722537023" calcext:value-type="float">
            <text:p>1722537023</text:p>
          </table:table-cell>
          <table:table-cell office:value-type="string" calcext:value-type="string">
            <text:p><text:s/>ULTRA-FIT TANGLESS CRIMP TERMINA</text:p>
          </table:table-cell>
          <table:table-cell office:value-type="string" calcext:value-type="string">
            <text:p>WM26316CT-ND</text:p>
            <text:p/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722644007</text:p>
            <text:p/>
          </table:table-cell>
          <table:table-cell office:value-type="string" calcext:value-type="string">
            <text:p>ULTRA-FIT TANGLESS TERMINAL POSI</text:p>
          </table:table-cell>
          <table:table-cell office:value-type="string" calcext:value-type="string">
            <text:p>WM26358-ND</text:p>
            <text:p/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-174 </text:p>
          </table:table-cell>
          <table:table-cell office:value-type="string" calcext:value-type="string">
            <text:p>LED HOLDER PNL CLIP 5MM BK NYL</text:p>
          </table:table-cell>
          <table:table-cell office:value-type="string" calcext:value-type="string">
            <text:p>492-1781-ND</text:p>
            <text:p/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510360600" calcext:value-type="float">
            <text:p>510360600</text:p>
          </table:table-cell>
          <table:table-cell office:value-type="string" calcext:value-type="string">
            <text:p>CONN BOARD-IN HSG 6POS 4.00MM</text:p>
          </table:table-cell>
          <table:table-cell office:value-type="string" calcext:value-type="string">
            <text:p>WM17771-ND</text:p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500988000" calcext:value-type="float">
            <text:p>500988000</text:p>
          </table:table-cell>
          <table:table-cell office:value-type="string" calcext:value-type="string">
            <text:p>CONN PIN 18-22AWG CRIMP TIN</text:p>
          </table:table-cell>
          <table:table-cell office:value-type="string" calcext:value-type="string">
            <text:p>WM3312TR-ND</text:p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 gauge wire 30 fe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 gauge wire 30 fee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 gage wire 20 fee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office:string-value="0532590629&#10;" calcext:value-type="string">
            <text:p>0532590629</text:p>
            <text:p/>
          </table:table-cell>
          <table:table-cell office:value-type="string" calcext:value-type="string">
            <text:p>CONN HEADER R/A 6POS 3.5MM</text:p>
          </table:table-cell>
          <table:table-cell office:value-type="string" calcext:value-type="string">
            <text:p>WM14652-N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510670600" calcext:value-type="float">
            <text:p>510670600</text:p>
          </table:table-cell>
          <table:table-cell office:value-type="string" calcext:value-type="string">
            <text:p>CONN RCPT HSG 6POS 3.50MM</text:p>
          </table:table-cell>
          <table:table-cell office:value-type="string" calcext:value-type="string">
            <text:p>WM3333-ND</text:p>
            <text:p/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02179101" calcext:value-type="float">
            <text:p>502179101</text:p>
          </table:table-cell>
          <table:table-cell office:value-type="string" calcext:value-type="string">
            <text:p>CONN SOCKET 18-24AWG CRIMP TIN</text:p>
          </table:table-cell>
          <table:table-cell office:value-type="string" calcext:value-type="string">
            <text:p>WM3318-ND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9:04:40.255019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1T16:10:26.804233317</meta:creation-date>
    <dc:date>2020-09-02T19:20:21.035310074</dc:date>
    <meta:editing-duration>PT23H52M45S</meta:editing-duration>
    <meta:editing-cycles>6</meta:editing-cycles>
    <meta:generator>LibreOffice/6.3.5.2$Linux_X86_64 LibreOffice_project/30$Build-2</meta:generator>
    <meta:document-statistic meta:table-count="1" meta:cell-count="97" meta:object-count="0"/>
  </office:meta>
</office:document-meta>
</file>